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7.877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.203cm"/>
    </style:style>
    <style:style style:name="P5" style:family="paragraph">
      <style:paragraph-properties fo:margin-top="0cm" fo:margin-bottom="0.254cm"/>
    </style:style>
    <style:style style:name="P6" style:family="paragraph">
      <style:paragraph-properties fo:margin-top="0cm" fo:margin-bottom="0.229cm"/>
    </style:style>
    <style:style style:name="P7" style:family="paragraph">
      <style:paragraph-properties fo:margin-top="0cm" fo:margin-bottom="0.229cm"/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3333"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7.877cm" svg:x="2.2cm" svg:y="9.463cm" presentation:class="title" presentation:user-transformed="true">
          <draw:text-box>
            <text:p>Scala<text:line-break/>Programming<text:line-break/>Language<text:line-break/><text:span text:style-name="T1">High Level Overview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<text:span text:style-name="T2">Ivan Yankov</text:span></text:p>
            <text:p><text:span text:style-name="T3">ivan.iankov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ho am I</text:p>
              </text:list-item>
              <text:list-item>
                <text:p>In this Prsentation</text:p>
                <text:list>
                  <text:list-item>
                    <text:p>Scala ecosystem</text:p>
                  </text:list-item>
                  <text:list-item>
                    <text:p>Functional programming principles</text:p>
                  </text:list-item>
                  <text:list-item>
                    <text:p>Basic language features</text:p>
                  </text:list-item>
                  <text:list-item>
                    <text:p>Simple code examples</text:p>
                  </text:list-item>
                  <text:list-item>
                    <text:p>Skip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ala Ecosystem</text:p>
          </draw:text-box>
        </draw:frame>
        <draw:frame presentation:style-name="pr5" draw:text-style-name="P4" draw:layer="layout" svg:width="24cm" svg:height="14.466cm" svg:x="2cm" svg:y="4.584cm" presentation:class="outline" presentation:user-transformed="true">
          <draw:text-box>
            <text:list text:style-name="L3">
              <text:list-item>
                <text:p text:style-name="P4"><text:span text:style-name="T4">JVM target language</text:span></text:p>
              </text:list-item>
              <text:list-item>
                <text:p text:style-name="P4"><text:span text:style-name="T4">Build tool</text:span></text:p>
                <text:list>
                  <text:list-item>
                    <text:p text:style-name="P4"><text:span text:style-name="T5">SBT (compile, run, assembly, publish, dockerization)</text:span></text:p>
                  </text:list-item>
                  <text:list-item>
                    <text:p text:style-name="P4"><text:span text:style-name="T6">Project structure</text:span></text:p>
                  </text:list-item>
                  <text:list-item>
                    <text:p text:style-name="P4"><text:span text:style-name="T7">Artifactory</text:span></text:p>
                  </text:list-item>
                  <text:list-item>
                    <text:p text:style-name="P4"><text:span text:style-name="T7">Dependency management</text:span></text:p>
                  </text:list-item>
                </text:list>
              </text:list-item>
              <text:list-item>
                <text:p text:style-name="P4"><text:span text:style-name="T4">IDE (IntelliJ, Eclipse, ScalaIDE)</text:span></text:p>
              </text:list-item>
              <text:list-item>
                <text:p text:style-name="P4"><text:span text:style-name="T8">REPL, worksheets</text:span></text:p>
              </text:list-item>
              <text:list-item>
                <text:p text:style-name="P4"><text:span text:style-name="T4">Testing</text:span></text:p>
                <text:list>
                  <text:list-item>
                    <text:p text:style-name="P4"><text:span text:style-name="T5">Unit testing (Junit, ScalaTest)</text:span></text:p>
                  </text:list-item>
                  <text:list-item>
                    <text:p text:style-name="P4"><text:span text:style-name="T5">Mocking (ScalaMock, WireMock)</text:span></text:p>
                  </text:list-item>
                  <text:list-item>
                    <text:p text:style-name="P4"><text:span text:style-name="T5">Performance testing (ScalaMeter)</text:span></text:p>
                  </text:list-item>
                </text:list>
              </text:list-item>
              <text:list-item>
                <text:p text:style-name="P4"><text:span text:style-name="T4">Databases</text:span></text:p>
              </text:list-item>
              <text:list-item>
                <text:p text:style-name="P4"><text:span text:style-name="T4">Serialization</text:span></text:p>
              </text:list-item>
              <text:list-item>
                <text:p text:style-name="P4"><text:span text:style-name="T4">Logging</text:span></text:p>
              </text:list-item>
              <text:list-item>
                <text:p text:style-name="P4"><text:span text:style-name="T4">REST (http4s, cats.io, akka)</text:span></text:p>
              </text:list-item>
              <text:list-item>
                <text:p text:style-name="P4"><text:span text:style-name="T4">UI / GUI (ScalaFx, Scala.j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anguage Fundamenta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unctional (not pure functional)</text:p>
              </text:list-item>
              <text:list-item>
                <text:p>Object oriented</text:p>
              </text:list-item>
              <text:list-item>
                <text:p>Values, lazy values, <text:span text:style-name="T9">variables</text:span> and functions</text:p>
              </text:list-item>
              <text:list-item>
                <text:p>Functions as parameters</text:p>
              </text:list-item>
              <text:list-item>
                <text:p>Unit</text:p>
              </text:list-item>
              <text:list-item>
                <text:p>null and NullPointerException</text:p>
              </text:list-item>
              <text:list-item>
                <text:p>Configu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ctional vs Imperativ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mmutable objects</text:p>
              </text:list-item>
              <text:list-item>
                <text:p>No side effects</text:p>
              </text:list-item>
              <text:list-item>
                <text:p>No loops (they are for mutable objects)</text:p>
              </text:list-item>
              <text:list-item>
                <text:p>Iterating on collections</text:p>
              </text:list-item>
              <text:list-item>
                <text:p>Recursion and tail recu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lass Desig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ait, (abstract) class, case class, object, companion object</text:p>
              </text:list-item>
              <text:list-item>
                <text:p>Inheritance</text:p>
              </text:list-item>
              <text:list-item>
                <text:p>‘apply’ method</text:p>
              </text:list-item>
              <text:list-item>
                <text:p>Method overload and override</text:p>
              </text:list-item>
              <text:list-item>
                <text:p>Constructors, getters and setters</text:p>
              </text:list-item>
              <text:list-item>
                <text:p>Code structure and organization in files and packages</text:p>
              </text:list-item>
              <text:list-item>
                <text:p>Code convensions (naming, format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attern Match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lass hierarchy decomposition</text:p>
                <text:list>
                  <text:list-item>
                    <text:p>OOP design approach</text:p>
                  </text:list-item>
                  <text:list-item>
                    <text:p>case class design approach</text:p>
                  </text:list-item>
                </text:list>
              </text:list-item>
              <text:list-item>
                <text:p>Implement enumeration and use it with pattern matching</text:p>
                <text:list>
                  <text:list-item>
                    <text:p>trait and objects</text:p>
                  </text:list-item>
                  <text:list-item>
                    <text:p>Extend enumeration class</text:p>
                  </text:list-item>
                </text:list>
              </text:list-item>
              <text:list-item>
                <text:p>Basic data flow mechanism in functional programming with Sca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ypes and Generic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Type aliases</text:p>
              </text:list-item>
              <text:list-item>
                <text:p text:style-name="P5">Generics</text:p>
              </text:list-item>
              <text:list-item>
                <text:p text:style-name="P5">Variance</text:p>
                <text:list>
                  <text:list-item>
                    <text:p text:style-name="P5"><text:span text:style-name="T10">Covariance if it accepts subtypes but not supertypes</text:span></text:p>
                  </text:list-item>
                  <text:list-item>
                    <text:p text:style-name="P5"><text:span text:style-name="T10">Contravariance if it accepts supertypes but not subtypes</text:span></text:p>
                  </text:list-item>
                  <text:list-item>
                    <text:p text:style-name="P5"><text:span text:style-name="T10">Invariance does not accept either supertypes nor subtypes</text:span></text:p>
                  </text:list-item>
                </text:list>
              </text:list-item>
              <text:list-item>
                <text:p text:style-name="P5">Inferring types</text:p>
              </text:list-item>
              <text:list-item>
                <text:p text:style-name="P5">Tuples</text:p>
              </text:list-item>
              <text:list-item>
                <text:p text:style-name="P5">Compare case cla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ata Structur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q, List, Vector</text:p>
              </text:list-item>
              <text:list-item>
                <text:p>Map</text:p>
              </text:list-item>
              <text:list-item>
                <text:p>Set</text:p>
              </text:list-item>
              <text:list-item>
                <text:p>Str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plici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mplicit values</text:p>
              </text:list-item>
              <text:list-item>
                <text:p>Implicit functions</text:p>
              </text:list-item>
              <text:list-item>
                <text:p>Implicit classes</text:p>
              </text:list-item>
              <text:list-item>
                <text:p>Be careful with code organization and 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Manage Data Flow and<text:line-break/>Error Handl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ither[L, R]</text:p>
              </text:list-item>
              <text:list-item>
                <text:p>Option[T] (difference with usage of Java Optiona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Parallelis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read</text:p>
              </text:list-item>
              <text:list-item>
                <text:p>Future</text:p>
              </text:list-item>
              <text:list-item>
                <text:p>Prom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Conclu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ake most power from Scala by strictly using functional programming paradigm</text:p>
              </text:list-item>
              <text:list-item>
                <text:p>Mainly backend language?</text:p>
              </text:list-item>
              <text:list-item>
                <text:p>Nice for calculations, parallel processing, machine learning, etc.</text:p>
              </text:list-item>
              <text:list-item>
                <text:p>Anyway it is general purpose language</text:p>
              </text:list-item>
              <text:list-item>
                <text:p>Strong Java interoperability</text:p>
              </text:list-item>
              <text:list-item>
                <text:p>Needs high effort from Java developers to change their mind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item>
                <text:p text:style-name="P6"><text:span text:style-name="T4">Functional Programming Principles in Scala</text:span></text:p>
                <text:list>
                  <text:list-item>
                    <text:p text:style-name="P6"><text:span text:style-name="T5"><text:a xlink:href="https://www.coursera.org/learn/progfun1" xlink:type="simple">https://www.coursera.org/learn/progfun1</text:a></text:span></text:p>
                  </text:list-item>
                  <text:list-item>
                    <text:p text:style-name="P6"><text:span text:style-name="T5"><text:a xlink:href="https://www.coursera.org/learn/progfun2" xlink:type="simple">https://www.coursera.org/learn/progfun2</text:a></text:span></text:p>
                  </text:list-item>
                </text:list>
              </text:list-item>
              <text:list-item>
                <text:p text:style-name="P6"><text:span text:style-name="T4">Scala web site</text:span></text:p>
                <text:list>
                  <text:list-item>
                    <text:p text:style-name="P6"><text:span text:style-name="T5"><text:a xlink:href="https://www.scala-lang.org/" xlink:type="simple">https://www.scala-lang.org/</text:a></text:span></text:p>
                  </text:list-item>
                </text:list>
              </text:list-item>
              <text:list-item>
                <text:p text:style-name="P6"><text:span text:style-name="T4">Books</text:span></text:p>
                <text:list>
                  <text:list-item>
                    <text:p text:style-name="P6"><text:span text:style-name="T5">Programming in Scala by Martin Odersky, Lex Spoon, Bill Venners</text:span></text:p>
                  </text:list-item>
                  <text:list-item>
                    <text:p text:style-name="P6"><text:span text:style-name="T5">Scala in Action by Nilanjan Raychaudhuri</text:span></text:p>
                  </text:list-item>
                  <text:list-item>
                    <text:p text:style-name="P6"><text:span text:style-name="T5">Scala Machine Learning Projects by Rezaul Karim</text:span></text:p>
                  </text:list-item>
                  <text:list-item>
                    <text:p text:style-name="P6"><text:span text:style-name="T5">Scala with Cats by Noel Welsh, Dave Gurnell</text:span></text:p>
                  </text:list-item>
                </text:list>
              </text:list-item>
              <text:list-item>
                <text:p text:style-name="P6"><text:span text:style-name="T4">And more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Thank You!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7T15:37:10.177459592</meta:creation-date>
    <meta:editing-duration>P7DT7H12M2S</meta:editing-duration>
    <meta:editing-cycles>37</meta:editing-cycles>
    <meta:generator>LibreOffice/6.0.7.3$Linux_X86_64 LibreOffice_project/00m0$Build-3</meta:generator>
    <dc:title>Impress</dc:title>
    <dc:date>2021-04-20T21:50:51.338474342</dc:date>
    <meta:document-statistic meta:object-count="94"/>
  </office:meta>
</office:document-meta>
</file>